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 style:text-align-source="fix" style:repeat-content="false" fo:border="0.74pt solid #b2b2b2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b2b2b2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55308d" style:text-align-source="fix" style:repeat-content="false" fo:border="0.74pt solid #ffffff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ffffff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ecovery</text:p>
          </table:table-cell>
          <table:table-cell table:style-name="ce1" office:value-type="string" calcext:value-type="string">
            <text:p>Modifier</text:p>
          </table:table-cell>
        </table:table-row>
        <table:table-row table:style-name="ro2"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1d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R</text:p>
          </table:table-cell>
        </table:table-row>
        <table:table-row table:style-name="ro2"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1d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SPD</text:p>
          </table:table-cell>
        </table:table-row>
        <table:table-row table:style-name="ro2"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1d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</text:p>
          </table:table-cell>
        </table:table-row>
        <table:table-row table:style-name="ro2" table:number-rows-repeated="104857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nemies" table:style-name="ta1">
        <table:table-column table:style-name="co4" table:number-columns-repeated="4" table:default-cell-style-name="ce7"/>
        <table:table-row table:style-name="ro2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Damage</text:p>
          </table:table-cell>
          <table:table-cell table:style-name="ce6" office:value-type="string" calcext:value-type="string">
            <text:p>Encounter</text:p>
          </table:table-cell>
        </table:table-row>
        <table:table-row table:style-name="ro2">
          <table:table-cell office:value-type="string" calcext:value-type="string">
            <text:p>R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kelet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d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rag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d2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22:35:59.164548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40:14.846026422</meta:creation-date>
    <meta:editing-cycles>2</meta:editing-cycles>
    <meta:editing-duration>PT12H20M59S</meta:editing-duration>
    <dc:date>2025-12-02T22:46:20.188925431</dc:date>
    <meta:generator>LibreOffice/25.2.7.2$Linux_X86_64 LibreOffice_project/520$Build-2</meta:generator>
    <meta:document-statistic meta:table-count="2" meta:cell-count="32" meta:object-count="0"/>
  </office:meta>
</office:document-meta>
</file>